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edPreferentialArray.findNearestLargerEqualOrLastPosition( Comparable obj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8">
            <text:p text:style-name="Table_20_Contents">38</text:p>
          </table:table-cell>
          <table:table-cell office:value-type="float" office:value="123">
            <text:p text:style-name="Table_20_Contents">123</text:p>
          </table:table-cell>
        </table:table-row>
        <table:table-row>
          <table:table-cell office:value-type="string">
            <text:p text:style-name="Table_20_Contents">SortedPreferentialArray.add( Comparable obj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ortedPreferentialArray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eferentialArray.dump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rtedPreferentialArray.setPreferLarge( boolean p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eferentialArray.SortedPreferentialArray(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edPreferentialArray.takeNearestLargerOrEqual( Comparable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ortedPreferentialArray.getLarg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eferentialArray.getSmall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eferentialArray.remove( int posi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rtedPreferentialArray.findNearestOccupiedLargerOrEqualPosition( Comparable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ortedPreferentialArray.insert( Comparable obj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95">
            <text:p text:style-name="Table_20_Contents">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